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AC0358CCFDC0FFFF.png" manifest:media-type="image/png"/>
  <manifest:file-entry manifest:full-path="Pictures/100000000000001E00000008FA7FD20DFACF995B.png" manifest:media-type="image/png"/>
  <manifest:file-entry manifest:full-path="Pictures/100000000000000E00000009F7E3316DD4F22E1F.png" manifest:media-type="image/png"/>
  <manifest:file-entry manifest:full-path="Pictures/100000000000001E0000000D167087968867FFF8.png" manifest:media-type="image/png"/>
  <manifest:file-entry manifest:full-path="Pictures/100000000000001F0000000CF158915DD97A52E7.png" manifest:media-type="image/png"/>
  <manifest:file-entry manifest:full-path="Pictures/10000000000000170000000C386A975938B8BAEF.png" manifest:media-type="image/png"/>
  <manifest:file-entry manifest:full-path="Pictures/100000000000001F0000000CDD2C2C34F2BE9168.png" manifest:media-type="image/png"/>
  <manifest:file-entry manifest:full-path="Pictures/10000000000000160000000C9761D001BCF0AB9D.png" manifest:media-type="image/png"/>
  <manifest:file-entry manifest:full-path="Pictures/10000000000000170000000A6D2E1380E43275F0.png" manifest:media-type="image/png"/>
  <manifest:file-entry manifest:full-path="Pictures/1000000000000016000000087B46F5B2D573B3F5.png" manifest:media-type="image/png"/>
  <manifest:file-entry manifest:full-path="Pictures/10000000000000260000000CEDFE98B040832D95.png" manifest:media-type="image/png"/>
  <manifest:file-entry manifest:full-path="Pictures/10000000000000170000000CE43B46ED7A025B79.png" manifest:media-type="image/png"/>
  <manifest:file-entry manifest:full-path="Pictures/10000000000000170000000C05475411A81CA25D.png" manifest:media-type="image/png"/>
  <manifest:file-entry manifest:full-path="Pictures/10000000000000270000000C05DDFDC35AEF07A7.png" manifest:media-type="image/png"/>
  <manifest:file-entry manifest:full-path="Pictures/100000000000001F00000008752E09077C5B66CE.png" manifest:media-type="image/png"/>
  <manifest:file-entry manifest:full-path="Pictures/10000000000000170000000C3B6E4521E57706AF.png" manifest:media-type="image/png"/>
  <manifest:file-entry manifest:full-path="Pictures/10000000000000170000000DCCB9F7BEA4D9D718.png" manifest:media-type="image/png"/>
  <manifest:file-entry manifest:full-path="Pictures/100000000000001E00000008E9E1064FE1651961.png" manifest:media-type="image/png"/>
  <manifest:file-entry manifest:full-path="Pictures/100000000000001600000008E27B6CE7CE104390.png" manifest:media-type="image/png"/>
  <manifest:file-entry manifest:full-path="Pictures/10000000000000170000000CE803B38480072F51.png" manifest:media-type="image/png"/>
  <manifest:file-entry manifest:full-path="Pictures/100000000000000F0000000849A853FCB32AFE3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normal"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fo:font-weight="normal"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fo:font-size="10pt"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DD2C2C34F2BE9168.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04in">
              <draw:image xlink:href="Pictures/10000000000000170000000A6D2E1380E43275F0.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35in">
              <draw:image xlink:href="Pictures/1000000000000016000000087B46F5B2D573B3F5.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04in">
              <draw:image xlink:href="Pictures/10000000000000170000000C05475411A81CA25D.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752E09077C5B66CE.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3B6E4521E57706AF.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398in">
              <draw:image xlink:href="Pictures/100000000000001E00000008E9E1064FE1651961.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55in">
              <draw:image xlink:href="Pictures/10000000000000170000000CE43B46ED7A025B79.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35in">
              <draw:image xlink:href="Pictures/100000000000001600000008E27B6CE7CE104390.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E803B38480072F5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49A853FCB32AFE36.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26in">
              <draw:image xlink:href="Pictures/10000000000000170000000DCCB9F7BEA4D9D718.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in">
              <draw:image xlink:href="Pictures/10000000000000160000000C9761D001BCF0AB9D.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in">
              <draw:image xlink:href="Pictures/10000000000000170000000C386A975938B8BAEF.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in">
              <draw:image xlink:href="Pictures/100000000000001E0000000D167087968867FFF8.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F158915DD97A52E7.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F7E3316DD4F22E1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394in">
              <draw:image xlink:href="Pictures/10000000000000170000000CE43B46ED7A025B79.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in">
              <draw:image xlink:href="Pictures/10000000000000270000000C05DDFDC35AEF07A7.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in">
              <draw:image xlink:href="Pictures/10000000000000260000000CEDFE98B040832D95.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394in">
              <draw:image xlink:href="Pictures/100000000000001E00000008FA7FD20DFACF995B.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in">
              <draw:image xlink:href="Pictures/10000000000000160000000CAC0358CCFDC0FFFF.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0">00/00/0000</text:date>, <text:time style:data-style-name="N2" text:time-value="03:28:40.6849177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09-20T03:44:11.064875244</dc:date>
    <meta:editing-duration>P1DT8H14M7S</meta:editing-duration>
    <meta:editing-cycles>76</meta:editing-cycles>
    <meta:document-statistic meta:table-count="1" meta:cell-count="262" meta:object-count="22"/>
  </office:meta>
</office:document-meta>
</file>